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72100" calcext:value-type="float">
            <text:p>172100</text:p>
          </table:table-cell>
          <table:table-cell office:value-type="float" office:value="150300" calcext:value-type="float">
            <text:p>150300</text:p>
          </table:table-cell>
          <table:table-cell office:value-type="float" office:value="144800" calcext:value-type="float">
            <text:p>144800</text:p>
          </table:table-cell>
          <table:table-cell office:value-type="float" office:value="126300" calcext:value-type="float">
            <text:p>126300</text:p>
          </table:table-cell>
          <table:table-cell office:value-type="float" office:value="107330" calcext:value-type="float">
            <text:p>10733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82800" calcext:value-type="float">
            <text:p>-82800</text:p>
          </table:table-cell>
          <table:table-cell office:value-type="float" office:value="-61400" calcext:value-type="float">
            <text:p>-61400</text:p>
          </table:table-cell>
          <table:table-cell office:value-type="float" office:value="-101900" calcext:value-type="float">
            <text:p>-101900</text:p>
          </table:table-cell>
          <table:table-cell office:value-type="float" office:value="-82400" calcext:value-type="float">
            <text:p>-82400</text:p>
          </table:table-cell>
          <table:table-cell office:value-type="float" office:value="-59300" calcext:value-type="float">
            <text:p>-593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89300" calcext:value-type="float">
            <text:p>89300</text:p>
          </table:table-cell>
          <table:table-cell office:value-type="float" office:value="88900" calcext:value-type="float">
            <text:p>88900</text:p>
          </table:table-cell>
          <table:table-cell office:value-type="float" office:value="42900" calcext:value-type="float">
            <text:p>42900</text:p>
          </table:table-cell>
          <table:table-cell office:value-type="float" office:value="43900" calcext:value-type="float">
            <text:p>43900</text:p>
          </table:table-cell>
          <table:table-cell office:value-type="float" office:value="48030" calcext:value-type="float">
            <text:p>4803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7300" calcext:value-type="float">
            <text:p>47300</text:p>
          </table:table-cell>
          <table:table-cell office:value-type="float" office:value="44800" calcext:value-type="float">
            <text:p>44800</text:p>
          </table:table-cell>
          <table:table-cell office:value-type="float" office:value="-11700" calcext:value-type="float">
            <text:p>-11700</text:p>
          </table:table-cell>
          <table:table-cell office:value-type="float" office:value="27600" calcext:value-type="float">
            <text:p>27600</text:p>
          </table:table-cell>
          <table:table-cell office:value-type="float" office:value="25820" calcext:value-type="float">
            <text:p>2582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158793662" calcext:value-type="float">
            <text:p>158793662</text:p>
          </table:table-cell>
          <table:table-cell table:number-columns-repeated="2" office:value-type="float" office:value="122488377" calcext:value-type="float">
            <text:p>122488377</text:p>
          </table:table-cell>
          <table:table-cell office:value-type="float" office:value="122208668" calcext:value-type="float">
            <text:p>122208668</text:p>
          </table:table-cell>
          <table:table-cell office:value-type="float" office:value="75561227" calcext:value-type="float">
            <text:p>75561227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685300" calcext:value-type="float">
            <text:p>1685300</text:p>
          </table:table-cell>
          <table:table-cell office:value-type="float" office:value="1506500" calcext:value-type="float">
            <text:p>1506500</text:p>
          </table:table-cell>
          <table:table-cell office:value-type="float" office:value="1459700" calcext:value-type="float">
            <text:p>1459700</text:p>
          </table:table-cell>
          <table:table-cell office:value-type="float" office:value="1489600" calcext:value-type="float">
            <text:p>1489600</text:p>
          </table:table-cell>
          <table:table-cell office:value-type="float" office:value="1048620" calcext:value-type="float">
            <text:p>104862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39800" calcext:value-type="float">
            <text:p>139800</text:p>
          </table:table-cell>
          <table:table-cell office:value-type="float" office:value="55600" calcext:value-type="float">
            <text:p>55600</text:p>
          </table:table-cell>
          <table:table-cell office:value-type="float" office:value="43200" calcext:value-type="float">
            <text:p>43200</text:p>
          </table:table-cell>
          <table:table-cell office:value-type="float" office:value="70800" calcext:value-type="float">
            <text:p>70800</text:p>
          </table:table-cell>
          <table:table-cell office:value-type="float" office:value="34120" calcext:value-type="float">
            <text:p>3412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825100" calcext:value-type="float">
            <text:p>1825100</text:p>
          </table:table-cell>
          <table:table-cell office:value-type="float" office:value="1562100" calcext:value-type="float">
            <text:p>1562100</text:p>
          </table:table-cell>
          <table:table-cell office:value-type="float" office:value="1502900" calcext:value-type="float">
            <text:p>1502900</text:p>
          </table:table-cell>
          <table:table-cell office:value-type="float" office:value="1560400" calcext:value-type="float">
            <text:p>1560400</text:p>
          </table:table-cell>
          <table:table-cell office:value-type="float" office:value="1082730" calcext:value-type="float">
            <text:p>108273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693000" calcext:value-type="float">
            <text:p>693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516100" calcext:value-type="float">
            <text:p>516100</text:p>
          </table:table-cell>
          <table:table-cell office:value-type="float" office:value="569300" calcext:value-type="float">
            <text:p>569300</text:p>
          </table:table-cell>
          <table:table-cell office:value-type="float" office:value="373460" calcext:value-type="float">
            <text:p>37346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132100" calcext:value-type="float">
            <text:p>1132100</text:p>
          </table:table-cell>
          <table:table-cell office:value-type="float" office:value="1031100" calcext:value-type="float">
            <text:p>1031100</text:p>
          </table:table-cell>
          <table:table-cell office:value-type="float" office:value="986800" calcext:value-type="float">
            <text:p>986800</text:p>
          </table:table-cell>
          <table:table-cell office:value-type="float" office:value="991100" calcext:value-type="float">
            <text:p>991100</text:p>
          </table:table-cell>
          <table:table-cell office:value-type="float" office:value="709270" calcext:value-type="float">
            <text:p>70927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825100" calcext:value-type="float">
            <text:p>1825100</text:p>
          </table:table-cell>
          <table:table-cell office:value-type="float" office:value="1562100" calcext:value-type="float">
            <text:p>1562100</text:p>
          </table:table-cell>
          <table:table-cell office:value-type="float" office:value="1502900" calcext:value-type="float">
            <text:p>1502900</text:p>
          </table:table-cell>
          <table:table-cell office:value-type="float" office:value="1560400" calcext:value-type="float">
            <text:p>1560400</text:p>
          </table:table-cell>
          <table:table-cell office:value-type="float" office:value="1082730" calcext:value-type="float">
            <text:p>10827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9:34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2:19:46.89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